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cm" svg:height="13.625cm" svg:x="4.6cm" svg:y="4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5:54:49.235000000</meta:creation-date>
    <dc:date>2016-03-22T16:15:27.025000000</dc:date>
    <meta:editing-duration>PT13M45S</meta:editing-duration>
    <meta:editing-cycles>3</meta:editing-cycles>
    <meta:generator>LibreOffice/5.1.0.3$Windows_x86 LibreOffice_project/5e3e00a007d9b3b6efb6797a8b8e57b51ab1f737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01cm" svg:height="13.626cm" xlink:href="." xlink:type="simple" chart:class="chart:bar" chart:style-name="ch1">
        <chart:title svg:x="4.35cm" svg:y="0.408cm" chart:style-name="ch2">
          <text:p>Client Questionnaire Results</text:p>
        </chart:title>
        <chart:legend chart:legend-position="start" svg:x="0.21cm" svg:y="6.518cm" style:legend-expansion="high" chart:style-name="ch3"/>
        <chart:plot-area chart:style-name="ch4" chart:data-source-has-labels="both" svg:x="0.118cm" svg:y="0.444cm" svg:width="12.521cm" svg:height="14.817cm">
          <chartooo:coordinate-region svg:x="1.216cm" svg:y="0.639cm" svg:width="11.423cm" svg:height="11.815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title svg:x="0.001cm" svg:y="9.603cm" chart:style-name="ch7">
              <text:p>Client Satisfaction Level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verall Syste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ser Friendlines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ta Storag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bject Materi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ysical Appearanc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ror Messag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